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ource Serif Pro" svg:font-family="'Source Serif Pro', serif"/>
    <style:font-face style:name="Verdana" svg:font-family="Verdana, Arial, \, 'Helvetica Neue', '&quot;, Helvetica,', sans-serif, 'font-size: 14px', 'font-style: normal', 'font-variant-ligatures: normal', 'font-variant-caps: normal', 'font-weight: 400', 'letter-spacing: normal', 'orphans: 2', 'text-align: left', 'text-indent: 0px', 'text-transform: none', 'white-space: nowrap', 'widows: 2', 'word-spacing: 0px', '-webkit-text-stroke-width: 0px', 'background-color: rgb(255, 255, 255)', 'text-decoration-thickness: initial', 'text-decoration-style: initial', 'text-decoration-color: initial', 'display: inline !important', 'float: non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fo:font-variant="normal" fo:text-transform="none" fo:color="#253a44" style:font-name="Source Serif Pro" fo:font-size="13.5pt" fo:letter-spacing="normal" fo:font-style="normal" fo:font-weight="normal" officeooo:rsid="00033397" officeooo:paragraph-rsid="00033397"/>
    </style:style>
    <style:style style:name="P2" style:family="paragraph" style:parent-style-name="Standard">
      <style:text-properties officeooo:rsid="00013a5d" officeooo:paragraph-rsid="00013a5d"/>
    </style:style>
    <style:style style:name="P3" style:family="paragraph" style:parent-style-name="Standard">
      <style:text-properties officeooo:rsid="000280d2" officeooo:paragraph-rsid="000280d2"/>
    </style:style>
    <style:style style:name="P4" style:family="paragraph" style:parent-style-name="Standard">
      <style:text-properties officeooo:rsid="00033397" officeooo:paragraph-rsid="00033397"/>
    </style:style>
    <style:style style:name="P5" style:family="paragraph" style:parent-style-name="Standard">
      <style:text-properties fo:font-variant="normal" fo:text-transform="none" fo:color="#253a44" style:font-name="Source Serif Pro" fo:font-size="13.5pt" fo:letter-spacing="normal" fo:font-style="normal" fo:font-weight="normal" officeooo:rsid="00033397" officeooo:paragraph-rsid="00033397"/>
    </style:style>
    <style:style style:name="P6" style:family="paragraph" style:parent-style-name="Standard">
      <style:text-properties fo:font-variant="normal" fo:text-transform="none" fo:color="#253a44" style:font-name="Source Serif Pro" fo:font-size="13.5pt" fo:letter-spacing="normal" fo:font-style="normal" fo:font-weight="normal" officeooo:rsid="00068e40" officeooo:paragraph-rsid="00068e40"/>
    </style:style>
    <style:style style:name="P7" style:family="paragraph" style:parent-style-name="Standard">
      <style:text-properties fo:font-variant="normal" fo:text-transform="none" fo:color="#253a44" style:font-name="Source Serif Pro" fo:font-size="13.5pt" fo:letter-spacing="normal" fo:font-style="normal" fo:font-weight="normal" officeooo:rsid="0007329c" officeooo:paragraph-rsid="0007329c"/>
    </style:style>
    <style:style style:name="P8" style:family="paragraph" style:parent-style-name="Standard">
      <style:text-properties fo:color="#036b52" style:font-name="Verdana" officeooo:rsid="00013a5d" officeooo:paragraph-rsid="00013a5d"/>
    </style:style>
    <style:style style:name="P9" style:family="paragraph" style:list-style-name="L2"/>
    <style:style style:name="P10" style:family="paragraph" style:list-style-name="L1"/>
    <style:style style:name="T1" style:family="text">
      <style:text-properties fo:font-weight="bold"/>
    </style:style>
    <style:style style:name="T2" style:family="text">
      <style:text-properties fo:font-weight="bold" loext:padding="0.049cm" loext:border="0.06pt solid #e1e5eb"/>
    </style:style>
    <style:style style:name="T3" style:family="text">
      <style:text-properties loext:padding="0.049cm" loext:border="0.06pt solid #e1e5eb"/>
    </style:style>
    <style:style style:name="T4" style:family="text">
      <style:text-properties officeooo:rsid="00051fce"/>
    </style:style>
    <style:style style:name="T5" style:family="text">
      <style:text-properties officeooo:rsid="0007329c"/>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Git &amp; GitHub - O que é e para que serve</text:p>
      <text:p text:style-name="P2"/>
      <text:h text:style-name="Heading_20_2" text:outline-level="2"><text:bookmark text:name="por-que-isso-e-importante"/>Por que isso é importante?</text:h>
      <text:p text:style-name="Text_20_body">Entender como funciona e colocar em prática o <text:span text:style-name="Strong_20_Emphasis"><text:span text:style-name="Emphasis">Git </text:span></text:span>em seus projetos é crucial no dia a dia de quem trabalha com desenvolvimento de software. O <text:span text:style-name="Strong_20_Emphasis"><text:span text:style-name="Emphasis">Git </text:span></text:span>é o mecanismo de controle de versão mais popular e, por consequência, a chance de você trabalhar com ele é bem alta.</text:p>
      <text:p text:style-name="Text_20_body">Utilizando o <text:span text:style-name="Strong_20_Emphasis"><text:span text:style-name="Emphasis">Git </text:span></text:span>, você e seu time vão conseguir colaborar de forma assíncrona e harmoniosa, ganhando produtividade no momento de <text:span text:style-name="Emphasis">"juntar as partes" </text:span>que cada um fez e tendo segurança de que todo o trabalho realizado está salvo. Estar salvo depende de você sempre dar <text:span text:style-name="Emphasis">"push" </text:span>(enviar as alterações para o repositório online) antes de sair com seu computador por aí, né? 😊</text:p>
      <text:p text:style-name="Text_20_body">O <text:span text:style-name="Strong_20_Emphasis"><text:span text:style-name="Emphasis">GitHub </text:span></text:span>, ferramenta online que hospeda repositórios <text:span text:style-name="Strong_20_Emphasis"><text:span text:style-name="Emphasis">Git </text:span></text:span>, é uma excelente ferramenta para toda a gestão do seu código, tendo recursos para acompanhamento de projeto ágil de software, controle de <text:span text:style-name="Emphasis">Issues </text:span>, quadros <text:span text:style-name="Emphasis">Kanban </text:span>, <text:span text:style-name="Emphasis">Pull Requests </text:span>que permitem um <text:span text:style-name="Emphasis">Code Review </text:span>mais bem feito, entre outras dezenas de integrações que vão facilitar sua vida com desenvolvimento de software.</text:p>
      <text:p text:style-name="Standard">Até aqui, você já sentiu na pele a dificuldade de gerenciar o trabalho realizado por diferentes pessoas ao mesmo tempo a fim de realizarem uma entrega conjunta.</text:p>
      <text:p text:style-name="Standard">Esse mesmo desafio assombrava o dia a dia de quase toda pessoa que trabalhava com desenvolvimento e precisava guardar diversas versões de seus sistemas, depois juntar os pedaços daquilo que era produzido ou alterado por cada colega, de modo a ter um código final estável.</text:p>
      <text:p text:style-name="Standard">O surgimento das comunidades de desenvolvimento de <text:span text:style-name="Emphasis">"software livre" </text:span>tornou esse desafio ainda mais evidente, já que havia milhares de pessoas trabalhando juntas, em horários e localidades diversas, no código de um mesmo produto.</text:p>
      <text:p text:style-name="Standard"/>
      <text:p text:style-name="P3">Git – Mecanismo de controle de versão distribuido criado por Linus Turvel durante o desenvolvimento do Linux. Em resumo, o Git guarda um conjunto de alterações dos seus arquivos, através dos commits o conjunto desses commits cria um histórico de alterações ao longo de todos os momentos cronológicos que o seu repositório viveu. Isso faz com que você tenha um caminho claro pra poder ir e voltar entre as diferentes versões que aquele conjunto de arquivos viveu. No mundo Dev, esse conjunto de arquivos é justamente seu projeto.</text:p>
      <text:p text:style-name="P3"/>
      <text:p text:style-name="P4">Antigamente, era necessário que para se realizar um trabalho em conjunto você travasse a utilização de outro usuário para que você pudesse fazer alterações no arquivo, o que atualmente com o GIT não é necessário e todos podem usar simultaneamente.</text:p>
      <text:p text:style-name="P4"/>
      <text:p text:style-name="P4">O Git veio justamente pra ajudar no fluxo de trabalho de equipes de desenvolvimento de software, só que ele foi além, podendo até atuar na gestão de conteúdo. </text:p>
      <text:p text:style-name="P4"/>
      <text:p text:style-name="P4">GitHub / GitLab / BitBucket – São plataformas que hospedam repositórios do GIT, então é uma forma de você deixar visivel e distribuir para outras pessoas o seu repositório do git, além disso essas plataformas contam com diversas funcionalidades que ajudam no fluxo de desenvolvimento de software de uma equipe. Recursos como purry quest, controle de acesso, permissões inbrentins, dentre outras. Nenhuma dessas plataformas é necessária para se usar o git em si, são só extensões dele, pode usar outros locais mas não faz sentido se existem varias funcionalidades já nesses sites.</text:p>
      <text:p text:style-name="P4"/>
      <text:p text:style-name="P5">Um sistema de controle de versão, <text:span text:style-name="T4">como o caso do Git,</text:span> (como o próprio nome já diz) tem a finalidade de gerenciar diferentes versões de um documento. Com isso ele te oferece uma maneira muito mais <text:soft-page-break/>inteligente e eficaz de organizar seu projeto, pois é possível acompanhar um histórico de desenvolvimento, desenvolver paralelamente e ainda te oferecer outras vantagens, como exemplo, customizar uma versão, incluir outros requisitos, finalidades especificas, layout e afins sem mexer no projeto principal ou resgatar o sistema em um ponto que estava estável, isso tudo sem mexer na versão principal.</text:p>
      <text:p text:style-name="P5"/>
      <text:h text:style-name="P1" text:outline-level="3">Como funciona um Controle de Versão?</text:h>
      <text:p text:style-name="Text_20_body">Basicamente, os arquivos do projeto ficam armazenados em um repositório (um servidor em outras palavras) e o histórico de suas versões é salvo nele. Os desenvolvedores podem acessar e resgatar a ultima versão disponível e fazer uma cópia local, na qual poderão trabalhar em cima dela e continuar o processo de desenvolvimento. A cada alteração feita, é possível enviar novamente ao servidor e atualizar a sua versão a partir outras feitas pelos demais desenvolvedores.</text:p>
      <text:p text:style-name="Text_20_body">E se por acaso os desenvolvedores estiverem editando o mesmo arquivo? O que irá acontecer se enviarem ao mesmo tempo para o servidor?</text:p>
      <text:p text:style-name="Text_20_body">Para evitar problemas como esse, o Sistema de Controle de Versão oferece ferramentas uteis para mesclar o código e evitar conflitos.</text:p>
      <text:p text:style-name="Text_20_body">Por exemplo: Você atualizou seu projeto (usando uma função chamada de check-out ou update) e começou a fazer suas alterações. Ao mesmo tempo, outro desenvolvedor fez alterações e atualizou a versão no servidor. Quando for enviar sua versão (usando uma função chamada de check-in ou commit) o Sistema de Controle de Versão irá alertar que o seu arquivo está desatualizado. Ele enviará as novas informações adicionadas e permitirá mesclar as diferentes versões. Não apenas isso, ele também mostrará onde foram feitas atualizações, trechos de código incluídos ou removidos e casos de conflito, onde linhas podem se sobrescrever e oferecerá opções para mesclar manualmente, escolhendo a melhor solução.</text:p>
      <text:p text:style-name="Text_20_body">Atualmente, os sistemas de controle de versão são classificados em dois tipos: Centralizados e distribuídos.</text:p>
      <text:p text:style-name="Text_20_body">O <text:span text:style-name="T1">centralizado </text:span>trabalha apenas com um servidor central e diversas áreas de trabalho, baseados na arquitetura cliente-servidor. Por ser centralizado, as áreas de trabalho precisam primeiro passar pelo servidor para poderem comunicar-se. Essa versão atende muito bem a maioria das equipes de desenvolvimento que não sejam enormes e trabalhem em uma rede local, além de não ter problemas de velocidade para enviar e receber os dados e ter um bom tempo de resposta do servidor. Um dos principais sistemas com o tipo de controle de versão centralizado é o Subversion.</text:p>
      <text:p text:style-name="Text_20_body">O <text:span text:style-name="T1">distribuído </text:span>vai mais além. Ele é recomendado para equipes com muitos desenvolvedores e que se encontram em diferentes filiais. Esta versão funciona da seguinte maneira: cada área de trabalho tem seu próprio “servidor”, ou seja, as operações de check-in e check-out são feitas na própria máquina. Porém diferentemente do centralizado, as áreas de trabalho podem comunicar-se entre si, recomenda-se usar um servidor como centro do envio dos arquivos para centralizar o fluxo e evitar ramificações do projeto e a perda do controle sobre o mesmo, geralmente o sistema te da essa opção, oferecendo um servidor remoto para hospedar o projeto. A comunicação entre o servidor <text:soft-page-break/>principal e as áreas de trabalho funciona com outras duas operações, para atualizar e mesclar o projeto, chamadas de pull e push (puxar e empurrar).</text:p>
      <text:list xml:id="list1825346156" text:style-name="L2">
        <text:list-item>
          <text:p text:style-name="Text_20_body">pull: Com esta operação é possível pegar a versão de outra área de trabalho e mesclar com a sua.</text:p>
        </text:list-item>
      </text:list>
      <text:list xml:id="list3575288268" text:style-name="L1">
        <text:list-item>
          <text:p text:style-name="Text_20_body">push: Com esta operação temos o processo inverso do pull, ou seja, enviando para outra área a sua versão do projeto.</text:p>
        </text:list-item>
      </text:list>
      <text:p text:style-name="Text_20_body">Por ser na própria máquina, o sistema de controle distribuído acaba sendo mais rápido, porém exige maior conhecimento da ferramenta e de inicio podem atrapalhar o desenvolvedor. Como exemplo, o sistema de mesclagem em edições concorrentes, se torna diferente por trabalhar em um sistema de arquivos binários (sequenciais de bits compostos por zero e um) que em determinadas situações não permite a comparação entre atualizações concorrentes. O sistema centralizado trabalha com arquivos de texto, que permite a comparação em atualizações concorrentes e da opção ao desenvolvedor para escolher a melhor solução.</text:p>
      <text:p text:style-name="P6">Branch é uma versão independente e editável do seu código. Dentre as branchs q seu repositório pode ter <text:span text:style-name="T5">existe a Branch Master q é a branch principal do seu código é nela que você coloca a versão do seu código que você vai por no ar.</text:span></text:p>
      <text:p text:style-name="P6"/>
      <text:p text:style-name="P7">A Branch Master é editavel como qualquer branch e cada edição nela é chamada de commit. A branch master vai olhar esse commit e agregar a ela e isso vai acontecer com cada commit que você criar.</text:p>
      <text:p text:style-name="P7"/>
      <text:p text:style-name="P7">Branch Feature – É independente da Branch Master e recebe commits como a anterior, sendo o processo realizado da mesma forma.</text:p>
      <text:p text:style-name="P7"/>
      <text:p text:style-name="P7">Merge – União entre as Branchs, atualização da Branch Master.</text:p>
      <text:p text:style-name="P7"/>
      <text:p text:style-name="Standard">Como tudo o que você vai fazer ao longo do curso (e muito provavelmente da sua vida profissional) irá ter como workspace principal o GitHub, é necessário estabelecer uma <text:span text:style-name="Strong_20_Emphasis">ponte </text:span>entre o <text:span text:style-name="Strong_20_Emphasis"><text:span text:style-name="Emphasis">Git </text:span></text:span>( <text:span text:style-name="Emphasis">local </text:span>) e o <text:span text:style-name="Strong_20_Emphasis"><text:span text:style-name="Emphasis">GitHub </text:span></text:span>( <text:span text:style-name="Emphasis">remoto </text:span>), e sobretudo que essa ponte seja <text:span text:style-name="Strong_20_Emphasis">segura </text:span>.</text:p>
      <text:p text:style-name="Standard">É aí que entra o processo de <text:span text:style-name="Strong_20_Emphasis"><text:span text:style-name="Emphasis">autenticação </text:span></text:span>do GitHub, que lhe permitirá, ao mesmo tempo, proteger suas informações pessoais e mandar comandos para o GitHub diretamente pelo seu terminal!</text:p>
      <text:p text:style-name="Standard">Quando esse processo é feito, você informa ao sistema remoto que é para utilizar as credenciais da sua conta ao executar algum comando do git e, ao mesmo tempo, comprova para o GitHub que você é exatamente quem diz que é.</text:p>
      <text:p text:style-name="P7"/>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ource Serif Pro" svg:font-family="'Source Serif Pro', serif"/>
    <style:font-face style:name="Verdana" svg:font-family="Verdana, Arial, \, 'Helvetica Neue', '&quot;, Helvetica,', sans-serif, 'font-size: 14px', 'font-style: normal', 'font-variant-ligatures: normal', 'font-variant-caps: normal', 'font-weight: 400', 'letter-spacing: normal', 'orphans: 2', 'text-align: left', 'text-indent: 0px', 'text-transform: none', 'white-space: nowrap', 'widows: 2', 'word-spacing: 0px', '-webkit-text-stroke-width: 0px', 'background-color: rgb(255, 255, 255)', 'text-decoration-thickness: initial', 'text-decoration-style: initial', 'text-decoration-color: initial', 'display: inline !important', 'float: non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2T11:29:09.666584570</meta:creation-date>
    <dc:date>2021-10-22T20:11:52.530041582</dc:date>
    <meta:editing-duration>PT4H8M11S</meta:editing-duration>
    <meta:editing-cycles>1</meta:editing-cycles>
    <meta:document-statistic meta:table-count="0" meta:image-count="0" meta:object-count="0" meta:page-count="3" meta:paragraph-count="31" meta:word-count="1469" meta:character-count="8899" meta:non-whitespace-character-count="7458"/>
    <meta:generator>LibreOffice/6.4.7.2$Linux_X86_64 LibreOffice_project/40$Build-2</meta:generator>
  </office:meta>
</office:document-meta>
</file>